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3.508cm" table:align="margins"/>
    </style:style>
    <style:style style:name="Таблица1.A" style:family="table-column">
      <style:table-column-properties style:rel-column-width="39951*"/>
    </style:style>
    <style:style style:name="Таблица1.B" style:family="table-column">
      <style:table-column-properties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fo:language="ru" fo:country="RU" style:font-name-asian="Times New Roman1" style:font-name-complex="Times New Roman1"/>
    </style:style>
    <style:style style:name="P7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>
      <style:text-properties style:font-name="Times New Roman" fo:language="en" fo:country="US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text-properties style:font-name="Times New Roman"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5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7cm" draw:z-index="0"><draw:image xlink:href="../../odt/images/300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Линейный преобразова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51cm" draw:z-index="0"><draw:image xlink:href="../../odt/images/300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4">р</text:span><text:span text:style-name="T3">еализует </text:span><text:span text:style-name="T2">линейную</text:span><text:span text:style-name="T3"> интерполяцию входной величины.</text:span></text:p>
            <text:p text:style-name="Text_20_body">При этом значение входа, равное минимальной входной величине соответствует нулю на выходе, а значение входа равное максимальной входной величине соответствует единице на выходе:</text:p>
            <text:p text:style-name="P4"><text:span text:style-name="T3"><draw:frame draw:style-name="fr3" draw:name="Объект5" text:anchor-type="as-char" svg:width="3.57cm" svg:height="1.312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,</text:span></text:p>
            <text:p text:style-name="P9"><text:span text:style-name="T3">где</text:span><text:span text:style-name="T4"><draw:frame draw:style-name="fr3" draw:name="Объект9" text:anchor-type="as-char" svg:width="1.055cm" svg:height="0.564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">– входной </text:span><text:span text:style-name="T6">скалярный</text:span><text:span text:style-name="T4"> сигнал</text:span><text:span text:style-name="T7">,</text:span><text:span text:style-name="T4"><draw:frame draw:style-name="fr3" draw:name="Объект10" text:anchor-type="as-char" svg:width="2.231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">– <text:s/>параметры блока,</text:span><text:span text:style-name="T4"><draw:frame draw:style-name="fr3" draw:name="Объект11" text:anchor-type="as-char" svg:width="1.087cm" svg:height="0.564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">– выходной </text:span><text:span text:style-name="T6">скалярный</text:span><text:span text:style-name="T4"> сигнал. Если на вход поступает векторный сигнал, то параметры блока должны быть заданы векторами соответствующей входу размерности, тогда и на выходе будет векторный сигнал:</text:span></text:p>
            <text:p text:style-name="P4"><text:span text:style-name="T4"><draw:frame draw:style-name="fr3" draw:name="Объект7" text:anchor-type="as-char" svg:width="6.165cm" svg:height="1.312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">,</text:span></text:p>
            <text:p text:style-name="Text_20_body"><text:span text:style-name="T3">где</text:span><text:span text:style-name="T3"><draw:frame draw:style-name="fr3" draw:name="Object7" text:anchor-type="as-char" svg:width="3.939cm" svg:height="0.68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входной векторный сигнал</text:span><text:span text:style-name="T7">,</text:span><text:span text:style-name="T4"><draw:frame draw:style-name="fr3" draw:name="Объект1" text:anchor-type="as-char" svg:width="2.72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4">– </text:span><text:span text:style-name="T7">i-</text:span><text:span text:style-name="T4">ые элементы векторов свойств блока,</text:span><text:span text:style-name="T8"><draw:frame draw:style-name="fr3" draw:name="Объект2" text:anchor-type="as-char" svg:width="3.939cm" svg:height="0.68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8">– выходной векторный сигнал, </text:span><text:span text:style-name="T8"><draw:frame draw:style-name="fr3" draw:name="Объект8" text:anchor-type="as-char" svg:width="1.131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– </text:span><text:span text:style-name="T8">размерность входного и выходного сигналов, а также свойств блока.</text:span></text:p>
            <text:p text:style-name="Text_20_body"><text:span text:style-name="T5">Свойства</text:span>:</text:p>
            <text:list xml:id="list6146772236293141331" text:style-name="L1">
              <text:list-item>
                <text:p text:style-name="P10">Минимальное значение входа –<draw:frame draw:style-name="fr3" draw:name="Объект3" text:anchor-type="as-char" svg:width="0.94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– величина входного сигнала, соответствующая 0 на выходе.</text:p>
              </text:list-item>
              <text:list-item>
                <text:p text:style-name="P10"><text:span text:style-name="T9">Максимальное значение входа –</text:span><text:span text:style-name="T9"><draw:frame draw:style-name="fr3" draw:name="Объект6" text:anchor-type="as-char" svg:width="0.997cm" svg:height="0.621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9">– величина входного сигнала, соответствующая 1 на выходе.</text:span></text:p>
              </text:list-item>
            </text:list>
            <text:p text:style-name="P5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16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инимальное значение входа</text:p>
                </table:table-cell>
                <table:table-cell table:style-name="Таблица1.B3" office:value-type="string">
                  <text:p text:style-name="P5">[0]</text:p>
                </table:table-cell>
              </table:table-row>
              <table:table-row>
                <table:table-cell table:style-name="Таблица1.A3" office:value-type="string">
                  <text:p text:style-name="P7">Максимальное значение входа</text:p>
                </table:table-cell>
                <table:table-cell table:style-name="Таблица1.B3" office:value-type="string">
                  <text:p text:style-name="P5">[1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6">Именов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инимальное значение входа</text:p>
                </table:table-cell>
                <table:table-cell table:style-name="Таблица1.B3" office:value-type="string">
                  <text:p text:style-name="P5">[<text:span text:style-name="T10">xmin</text:span>]</text:p>
                </table:table-cell>
              </table:table-row>
              <table:table-row>
                <table:table-cell table:style-name="Таблица1.A3" office:value-type="string">
                  <text:p text:style-name="P7">Максимальное значение входа</text:p>
                </table:table-cell>
                <table:table-cell table:style-name="Таблица1.B3" office:value-type="string">
                  <text:p text:style-name="P8">[xmax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6">Смеш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инимальное значение входа</text:p>
                </table:table-cell>
                <table:table-cell table:style-name="Таблица1.B3" office:value-type="string">
                  <text:p text:style-name="P5">[<text:span text:style-name="T10">0</text:span>]</text:p>
                </table:table-cell>
              </table:table-row>
              <table:table-row>
                <table:table-cell table:style-name="Таблица1.A3" office:value-type="string">
                  <text:p text:style-name="P7">Максимальное значение входа</text:p>
                </table:table-cell>
                <table:table-cell table:style-name="Таблица1.B3" office:value-type="string">
                  <text:p text:style-name="P8">[xmax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6">Вектор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6">Минимальное значение входа</text:p>
                </table:table-cell>
                <table:table-cell table:style-name="Таблица1.B3" office:value-type="string">
                  <text:p text:style-name="P5">[<text:span text:style-name="T10">xmin1,xmin2</text:span>]</text:p>
                </table:table-cell>
              </table:table-row>
              <table:table-row>
                <table:table-cell table:style-name="Таблица1.A3" office:value-type="string">
                  <text:p text:style-name="P7">Максимальное значение входа</text:p>
                </table:table-cell>
                <table:table-cell table:style-name="Таблица1.B3" office:value-type="string">
                  <text:p text:style-name="P5">[<text:span text:style-name="T10">xmax1,xmax2</text:span>]</text:p>
                </table:table-cell>
              </table:table-row>
            </table:table>
            <text:p text:style-name="Text_20_body"><text:span text:style-name="T16">Примечания</text:span>:</text:p>
            <text:list xml:id="list1244643004697758540" text:style-name="L2">
              <text:list-item>
                <text:p text:style-name="P11">По умолчанию блок формирует <text:span text:style-name="T11">скалярный</text:span> выходной сигнал.</text:p>
              </text:list-item>
              <text:list-item>
                <text:p text:style-name="P11"><text:span text:style-name="T9">Именованные свойства задаются как </text:span><text:span text:style-name="T11">локальные</text:span><text:span text:style-name="T13"> переменные модели (или субмодели) во вкладке </text:span><text:span text:style-name="T11">Параметры</text:span><text:span text:style-name="T13"> или как глобальные сигналы проекта при помощи пункта главного меню </text:span><text:span text:style-name="T11">Графика</text:span><text:span text:style-name="T13"> </text:span><text:span text:style-name="T14">→</text:span><text:span text:style-name="T15"> </text:span><text:span text:style-name="T12">Сигналы</text:span><text:span text:style-name="T13">.</text:span></text:p>
              </text:list-item>
              <text:list-item>
                <text:p text:style-name="P12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ый преобразователь</dc:title>
    <dc:date>2012-03-30T21:11:35.28</dc:date>
    <meta:generator>OpenOffice_Beta/4.1.0$Win32 OpenOffice.org_project/410m14$Build-9760</meta:generator>
    <meta:editing-duration>PT2H37M8S</meta:editing-duration>
    <meta:editing-cycles>49</meta:editing-cycles>
    <meta:document-statistic meta:table-count="2" meta:image-count="2" meta:object-count="11" meta:page-count="2" meta:paragraph-count="48" meta:word-count="237" meta:character-count="1727"/>
  </office:meta>
</office:document-meta>
</file>

<file path=Object 1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sub>
              <mi>u</mi>
              <mrow>
                <mn>1</mn>
              </mrow>
            </msub>
            <mi>,</mi>
            <msub>
              <mi>u</mi>
              <mrow>
                <mn>2</mn>
              </mrow>
            </msub>
            <mi>,</mi>
            <mn>...</mn>
            <msub>
              <mi>u</mi>
              <mrow>
                <mi>n</mi>
              </mrow>
            </msub>
          </mrow>
        </mfenced>
      </mrow>
    </mrow>
    <annotation encoding="StarMath 5.0">vec {u}(t)=
left [
u_{1} , u_{2} , ... u_{n}
right ]</annotation>
  </semantics>
</math>
</file>

<file path=Object 10/content.xml><?xml version="1.0" encoding="utf-8"?>
<math xmlns="http://www.w3.org/1998/Math/MathML">
  <semantics>
    <mrow>
      <msub>
        <mi>x</mi>
        <mrow>
          <mi mathvariant="italic">min</mi>
        </mrow>
      </msub>
      <mi>,</mi>
      <mi/>
      <msub>
        <mi>x</mi>
        <mrow>
          <mi mathvariant="italic">max</mi>
        </mrow>
      </msub>
    </mrow>
    <annotation encoding="StarMath 5.0">x_{min}, ~ x_{max}</annotation>
  </semantics>
</math>
</file>

<file path=Object 1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2/content.xml><?xml version="1.0" encoding="utf-8"?>
<math xmlns="http://www.w3.org/1998/Math/MathML">
  <semantics>
    <mrow>
      <msub>
        <mi>x</mi>
        <mrow>
          <mi mathvariant="italic">min</mi>
        </mrow>
      </msub>
    </mrow>
    <annotation encoding="StarMath 5.0">x_{min}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x</mi>
                <mi mathvariant="italic">min</mi>
              </msub>
            </mrow>
          </mrow>
          <mrow>
            <mrow>
              <msub>
                <mi>x</mi>
                <mi mathvariant="italic">max</mi>
              </msub>
              <mo stretchy="false">−</mo>
              <msub>
                <mi>x</mi>
                <mi mathvariant="italic">min</mi>
              </msub>
            </mrow>
          </mrow>
        </mfrac>
      </mrow>
    </mrow>
    <annotation encoding="StarMath 5.0">y(t) = {u(t) - x_min} over {x_max - x_min}</annotation>
  </semantics>
</math>
</file>

<file path=Object 4/content.xml><?xml version="1.0" encoding="utf-8"?>
<math xmlns="http://www.w3.org/1998/Math/MathML">
  <semantics>
    <mrow>
      <mover accent="true">
        <mrow>
          <mi>u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sub>
              <mi>u</mi>
              <mrow>
                <mn>1</mn>
              </mrow>
            </msub>
            <mi>,</mi>
            <msub>
              <mi>u</mi>
              <mrow>
                <mn>2</mn>
              </mrow>
            </msub>
            <mi>,</mi>
            <mn>...</mn>
            <msub>
              <mi>u</mi>
              <mrow>
                <mi>n</mi>
              </mrow>
            </msub>
          </mrow>
        </mfenced>
      </mrow>
    </mrow>
    <annotation encoding="StarMath 5.0">vec {u}(t)=
left [
u_{1} , u_{2} , ... u_{n}
right ]</annotation>
  </semantics>
</math>
</file>

<file path=Object 5/content.xml><?xml version="1.0" encoding="utf-8"?>
<math xmlns="http://www.w3.org/1998/Math/MathML">
  <semantics>
    <mrow>
      <msub>
        <mi>x</mi>
        <mrow>
          <mi mathvariant="italic">min</mi>
          <mi>,</mi>
          <mi>i</mi>
        </mrow>
      </msub>
      <mi>,</mi>
      <mi/>
      <msub>
        <mi>x</mi>
        <mrow>
          <mi mathvariant="italic">max</mi>
          <mi>,</mi>
          <mi>i</mi>
        </mrow>
      </msub>
    </mrow>
    <annotation encoding="StarMath 5.0">x_{min,i}, ~ x_{max,i}</annotation>
  </semantics>
</math>
</file>

<file path=Object 6/content.xml><?xml version="1.0" encoding="utf-8"?>
<math xmlns="http://www.w3.org/1998/Math/MathML">
  <semantics>
    <mrow>
      <msub>
        <mi>x</mi>
        <mrow>
          <mi mathvariant="italic">max</mi>
        </mrow>
      </msub>
    </mrow>
    <annotation encoding="StarMath 5.0">x_{max}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row>
            <msub>
              <mi>u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−</mo>
              <msub>
                <mi>x</mi>
                <mrow>
                  <mi mathvariant="italic">min</mi>
                  <mi>,</mi>
                  <mi>i</mi>
                </mrow>
              </msub>
            </mrow>
          </mrow>
          <mrow>
            <mrow>
              <msub>
                <mi>x</mi>
                <mrow>
                  <mi mathvariant="italic">max</mi>
                  <mi>,</mi>
                  <mi>i</mi>
                </mrow>
              </msub>
              <mo stretchy="false">−</mo>
              <msub>
                <mi>x</mi>
                <mrow>
                  <mi mathvariant="italic">min</mi>
                  <mi>,</mi>
                  <mi>i</mi>
                </mrow>
              </msub>
            </mrow>
          </mrow>
        </mfrac>
      </mrow>
      <mi>,</mi>
      <mi/>
      <mrow>
        <mi>i</mi>
        <mo stretchy="false">=</mo>
        <mn>1</mn>
      </mrow>
      <mn>...</mn>
      <mi>n</mi>
    </mrow>
    <annotation encoding="StarMath 5.0">y_i(t) = {u_i(t) - x_{min,i}} over {x_{max,i} - x_{min,i}} , ~i = 1 ... n</annotation>
  </semantics>
</math>
</file>

<file path=Object 8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